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4.446cm" loext:decorative="false"/>
      <style:paragraph-properties style:writing-mode="lr-tb"/>
    </style:style>
    <style:style style:name="gr4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Beehive-title">
      <style:graphic-properties fo:min-height="3.5cm" loext:decorative="false"/>
      <style:paragraph-properties style:writing-mode="lr-tb"/>
    </style:style>
    <style:style style:name="pr2" style:family="presentation" style:parent-style-name="Beehive-subtitle">
      <style:graphic-properties draw:fill-color="#ffffff" fo:min-height="2.5cm" loext:decorative="false"/>
      <style:paragraph-properties style:writing-mode="lr-tb"/>
    </style:style>
    <style:style style:name="pr3" style:family="presentation" style:parent-style-name="Beehiv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_31__5f_Beehive1-title" style:list-style-name="L3">
      <style:graphic-properties draw:textarea-horizontal-align="left" fo:min-height="2.5cm" loext:decorative="false"/>
      <style:paragraph-properties style:writing-mode="lr-tb"/>
    </style:style>
    <style:style style:name="pr5" style:family="presentation" style:parent-style-name="_31__5f_Beehive1-outline1">
      <style:graphic-properties fo:min-height="0.101cm" loext:decorative="false"/>
      <style:paragraph-properties style:writing-mode="lr-tb"/>
    </style:style>
    <style:style style:name="pr6" style:family="presentation" style:parent-style-name="_31__5f_Beehive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Beehive1-title" style:list-style-name="L3">
      <style:graphic-properties draw:textarea-horizontal-align="left" fo:min-height="2.5cm" loext:decorative="false"/>
      <style:paragraph-properties style:writing-mode="lr-tb"/>
    </style:style>
    <style:style style:name="pr8" style:family="presentation" style:parent-style-name="Beehive1-outline1">
      <style:graphic-properties fo:min-height="0.101cm" loext:decorative="false"/>
      <style:paragraph-properties style:writing-mode="lr-tb"/>
    </style:style>
    <style:style style:name="pr9" style:family="presentation" style:parent-style-name="Beehive1-notes">
      <style:graphic-properties draw:fill-color="#ffffff" draw:auto-grow-height="false" fo:min-height="0.101cm" loext:decorative="false"/>
      <style:paragraph-properties style:writing-mode="lr-tb"/>
    </style:style>
    <style:style style:name="pr10" style:family="presentation" style:parent-style-name="_31__5f_Beehive1-title" style:list-style-name="L3">
      <style:graphic-properties draw:textarea-horizontal-align="left" fo:min-height="2.5cm" loext:decorative="false"/>
      <style:paragraph-properties style:writing-mode="lr-tb"/>
    </style:style>
    <style:style style:name="pr11" style:family="presentation" style:parent-style-name="_32__5f_Beehive1-title" style:list-style-name="L3">
      <style:graphic-properties draw:textarea-horizontal-align="left" fo:min-height="2.5cm" loext:decorative="false"/>
      <style:paragraph-properties style:writing-mode="lr-tb"/>
    </style:style>
    <style:style style:name="pr12" style:family="presentation" style:parent-style-name="_32__5f_Beehive1-outline1">
      <style:graphic-properties fo:min-height="0.101cm" loext:decorative="false"/>
      <style:paragraph-properties style:writing-mode="lr-tb"/>
    </style:style>
    <style:style style:name="pr13" style:family="presentation" style:parent-style-name="_32__5f_Beehive1-notes">
      <style:graphic-properties draw:fill-color="#ffffff" draw:auto-grow-height="false" fo:min-height="0.101cm" loext:decorative="false"/>
      <style:paragraph-properties style:writing-mode="lr-tb"/>
    </style:style>
    <style:style style:name="pr14" style:family="presentation" style:parent-style-name="_33__5f_Beehive1-title" style:list-style-name="L3">
      <style:graphic-properties draw:textarea-horizontal-align="left" fo:min-height="2.5cm" loext:decorative="false"/>
      <style:paragraph-properties style:writing-mode="lr-tb"/>
    </style:style>
    <style:style style:name="pr15" style:family="presentation" style:parent-style-name="_33__5f_Beehive1-outline1">
      <style:graphic-properties fo:min-height="0.101cm" loext:decorative="false"/>
      <style:paragraph-properties style:writing-mode="lr-tb"/>
    </style:style>
    <style:style style:name="pr16" style:family="presentation" style:parent-style-name="_33__5f_Beehive1-notes">
      <style:graphic-properties draw:fill-color="#ffffff" draw:auto-grow-height="false" fo:min-height="0.101cm" loext:decorative="false"/>
      <style:paragraph-properties style:writing-mode="lr-tb"/>
    </style:style>
    <style:style style:name="pr17" style:family="presentation" style:parent-style-name="_34__5f_Beehive1-title" style:list-style-name="L3">
      <style:graphic-properties draw:textarea-horizontal-align="left" fo:min-height="2.5cm" loext:decorative="false"/>
      <style:paragraph-properties style:writing-mode="lr-tb"/>
    </style:style>
    <style:style style:name="pr18" style:family="presentation" style:parent-style-name="_34__5f_Beehive1-outline1">
      <style:graphic-properties fo:min-height="0.101cm" loext:decorative="false"/>
      <style:paragraph-properties style:writing-mode="lr-tb"/>
    </style:style>
    <style:style style:name="pr19" style:family="presentation" style:parent-style-name="_34__5f_Beehive1-notes">
      <style:graphic-properties draw:fill-color="#ffffff" draw:auto-grow-height="false" fo:min-height="0.101cm" loext:decorative="false"/>
      <style:paragraph-properties style:writing-mode="lr-tb"/>
    </style:style>
    <style:style style:name="pr20" style:family="presentation" style:parent-style-name="_35__5f_Beehive1-title" style:list-style-name="L3">
      <style:graphic-properties draw:textarea-horizontal-align="left" fo:min-height="2.5cm" loext:decorative="false"/>
      <style:paragraph-properties style:writing-mode="lr-tb"/>
    </style:style>
    <style:style style:name="pr21" style:family="presentation" style:parent-style-name="_35__5f_Beehive1-outline1">
      <style:graphic-properties fo:min-height="0.101cm" loext:decorative="false"/>
      <style:paragraph-properties style:writing-mode="lr-tb"/>
    </style:style>
    <style:style style:name="pr22" style:family="presentation" style:parent-style-name="_35__5f_Beehive1-notes">
      <style:graphic-properties draw:fill-color="#ffffff" draw:auto-grow-height="false" fo:min-height="0.101cm" loext:decorative="false"/>
      <style:paragraph-properties style:writing-mode="lr-tb"/>
    </style:style>
    <style:style style:name="pr23" style:family="presentation" style:parent-style-name="_36__5f_Beehive1-title" style:list-style-name="L3">
      <style:graphic-properties draw:textarea-horizontal-align="left" fo:min-height="2.5cm" loext:decorative="false"/>
      <style:paragraph-properties style:writing-mode="lr-tb"/>
    </style:style>
    <style:style style:name="pr24" style:family="presentation" style:parent-style-name="_36__5f_Beehive1-outline1">
      <style:graphic-properties fo:min-height="0.101cm" loext:decorative="false"/>
      <style:paragraph-properties style:writing-mode="lr-tb"/>
    </style:style>
    <style:style style:name="pr25" style:family="presentation" style:parent-style-name="_36__5f_Beehive1-notes">
      <style:graphic-properties draw:fill-color="#ffffff" draw:auto-grow-height="false" fo:min-height="0.101cm" loext:decorative="false"/>
      <style:paragraph-properties style:writing-mode="lr-tb"/>
    </style:style>
    <style:style style:name="pr26" style:family="presentation" style:parent-style-name="_37__5f_Beehive1-title" style:list-style-name="L3">
      <style:graphic-properties draw:textarea-horizontal-align="left" fo:min-height="2.5cm" loext:decorative="false"/>
      <style:paragraph-properties style:writing-mode="lr-tb"/>
    </style:style>
    <style:style style:name="pr27" style:family="presentation" style:parent-style-name="_37__5f_Beehive1-outline1">
      <style:graphic-properties fo:min-height="0.101cm" loext:decorative="false"/>
      <style:paragraph-properties style:writing-mode="lr-tb"/>
    </style:style>
    <style:style style:name="pr28" style:family="presentation" style:parent-style-name="_37__5f_Beehive1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 fo:text-align="start"/>
      <style:text-properties fo:font-size="32pt" style:font-size-asian="32pt" style:font-size-complex="32pt" fo:hyphenate="false" loext:hyphenation-no-caps="false" loext:hyphenation-no-last-word="false"/>
    </style:style>
    <style:style style:name="P3" style:family="paragraph">
      <style:paragraph-properties fo:text-align="start"/>
      <style:text-properties style:font-name="FreeSans" fo:font-size="32pt" style:font-size-asian="32pt" style:font-size-complex="32pt" fo:hyphenate="false" loext:hyphenation-no-caps="false" loext:hyphenation-no-last-word="false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style:text-properties style:font-name="FreeMono"/>
    </style:style>
    <style:style style:name="P6" style:family="paragraph">
      <style:paragraph-properties fo:margin-top="0.42cm" fo:margin-bottom="0.35cm" fo:text-align="start"/>
      <style:text-properties style:font-name="FreeSans" fo:font-size="10pt" style:font-size-asian="10pt" style:font-size-complex="10pt" fo:hyphenate="false" loext:hyphenation-no-caps="false" loext:hyphenation-no-last-word="false"/>
    </style:style>
    <style:style style:name="P7" style:family="paragraph">
      <style:paragraph-properties fo:text-align="start"/>
      <style:text-properties style:font-name="FreeSans" fo:hyphenate="false" loext:hyphenation-no-caps="false" loext:hyphenation-no-last-word="false"/>
    </style:style>
    <style:style style:name="P8" style:family="paragraph">
      <style:text-properties style:font-name="FreeMono" fo:font-size="18pt"/>
    </style:style>
    <style:style style:name="P9" style:family="paragraph">
      <loext:graphic-properties draw:fill="none" draw:fill-color="#ffffff"/>
      <style:text-properties style:font-name="FreeMono" fo:font-size="18pt"/>
    </style:style>
    <style:style style:name="P10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1" style:family="paragraph">
      <style:paragraph-properties fo:margin-top="0.42cm" fo:margin-bottom="0.35cm" fo:text-align="start"/>
      <style:text-properties fo:font-size="15pt" style:font-size-asian="15pt" style:font-size-complex="15pt"/>
    </style:style>
    <style:style style:name="P12" style:family="paragraph">
      <style:paragraph-properties fo:text-align="start"/>
      <style:text-properties fo:font-size="15pt" style:font-size-asian="15pt" style:font-size-complex="15pt"/>
    </style:style>
    <style:style style:name="P13" style:family="paragraph">
      <style:text-properties style:font-name="FreeMono" fo:font-size="15pt" style:font-size-asian="15pt" style:font-size-complex="15pt"/>
    </style:style>
    <style:style style:name="P14" style:family="paragraph">
      <style:paragraph-properties fo:text-align="start"/>
    </style:style>
    <style:style style:name="P15" style:family="paragraph">
      <loext:graphic-properties draw:fill="none"/>
      <style:text-properties style:font-name="FreeMono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Free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style:font-name="FreeSans" fo:font-size="32pt" style:font-size-asian="32pt" style:font-size-complex="3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font-name="FreeMono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style:font-name="FreeMono" fo:font-size="20pt" style:font-size-asian="20pt" style:font-size-complex="20pt"/>
    </style:style>
    <style:style style:name="T9" style:family="text">
      <style:text-properties style:font-name="FreeMono" fo:font-size="18pt"/>
    </style:style>
    <style:style style:name="T10" style:family="text">
      <style:text-properties style:font-name="FreeMono" fo:font-size="16pt" style:font-size-asian="18pt" style:font-size-complex="18pt"/>
    </style:style>
    <style:style style:name="T11" style:family="text">
      <style:text-properties style:font-name="FreeMono" fo:font-size="18pt" style:font-size-asian="20pt" style:font-size-complex="20pt"/>
    </style:style>
    <style:style style:name="T1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I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Язык прогаммирования ML: <text:line-break/>Данные</text:p>
          </draw:text-box>
        </draw:frame>
        <draw:frame presentation:style-name="pr2" draw:text-style-name="P1" draw:layer="layout" svg:width="8.255cm" svg:height="2.509cm" svg:x="20.955cm" svg:y="10.826cm" presentation:class="subtitle" presentation:user-transformed="true">
          <draw:text-box>
            <text:p><text:span text:style-name="T1">Буслама Анис</text:span></text:p>
            <text:p><text:span text:style-name="T1">Фатахов Тимур</text:span></text:p>
            <text:p><text:span text:style-name="T1"/></text:p>
            <text:p><text:span text:style-name="T1">5030102/2020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_31__5f_Beehive1" presentation:presentation-page-layout-name="AL2T1">
        <office:forms form:automatic-focus="false" form:apply-design-mode="false"/>
        <draw:frame presentation:style-name="pr4" draw:text-style-name="P3" draw:layer="layout" svg:width="25cm" svg:height="2.5cm" svg:x="1.5cm" svg:y="0.5cm" presentation:class="title" presentation:user-transformed="true">
          <draw:text-box>
            <text:p text:style-name="P2"><text:span text:style-name="T2">Введение</text:span></text:p>
          </draw:text-box>
        </draw:frame>
        <draw:frame presentation:style-name="pr5" draw:text-style-name="P5" draw:layer="layout" svg:width="25cm" svg:height="9cm" svg:x="1.5cm" svg:y="3.7cm" presentation:class="outline" presentation:user-transformed="true">
          <draw:text-box>
            <text:list text:style-name="L2">
              <text:list-item>
                <text:p text:style-name="P4"><text:span text:style-name="T3">ML (MetaLanguage) — семейство функциональных языков программирования</text:span></text:p>
              </text:list-item>
              <text:list-item>
                <text:p text:style-name="P4"><text:span text:style-name="T3">Основные особенности:</text:span></text:p>
                <text:list>
                  <text:list-item>
                    <text:p><text:span text:style-name="T3">Статическая сильная типизация.</text:span></text:p>
                  </text:list-item>
                  <text:list-item>
                    <text:p><text:span text:style-name="T3">Автоматическое выведение типов.</text:span></text:p>
                  </text:list-item>
                  <text:list-item>
                    <text:p><text:span text:style-name="T3">Поддержка функционального стиля и рекурсии.</text:span></text:p>
                  </text:list-item>
                </text:list>
              </text:list-item>
              <text:list-item>
                <text:p text:style-name="P4"><text:span text:style-name="T3">Система типов играет ключевую роль в языке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7" draw:layer="layout" svg:width="25cm" svg:height="2.5cm" svg:x="1.5cm" svg:y="0.5cm" presentation:class="title" presentation:user-transformed="true">
          <draw:text-box>
            <text:p text:style-name="P6"><text:span text:style-name="T4">Примитивные типы</text:span></text:p>
          </draw:text-box>
        </draw:frame>
        <draw:frame presentation:style-name="pr8" draw:text-style-name="P5" draw:layer="layout" svg:width="25cm" svg:height="9cm" svg:x="1.27cm" svg:y="3.175cm" presentation:class="outline" presentation:user-transformed="true">
          <draw:text-box>
            <text:list text:style-name="L2">
              <text:list-item>
                <text:p text:style-name="P4"><text:span text:style-name="T5">Основные встроенные типы:</text:span></text:p>
                <text:list>
                  <text:list-item>
                    <text:p><text:span text:style-name="T5">Int – целые числа</text:span></text:p>
                  </text:list-item>
                  <text:list-item>
                    <text:p><text:span text:style-name="T5">Real – вещественные числа</text:span></text:p>
                  </text:list-item>
                  <text:list-item>
                    <text:p><text:span text:style-name="T5">Bool – логические значения (true/false)</text:span></text:p>
                  </text:list-item>
                  <text:list-item>
                    <text:p><text:span text:style-name="T5">Char – символ</text:span></text:p>
                  </text:list-item>
                  <text:list-item>
                    <text:p><text:span text:style-name="T5">String - строка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12.065cm" svg:height="4.061cm" svg:x="15.935cm" svg:y="3.559cm">
          <draw:text-box>
            <text:p text:style-name="P8"><text:span text:style-name="T6">val x : int = 42;</text:span></text:p>
            <text:p text:style-name="P8"><text:span text:style-name="T6">val pi : real = 3.14;</text:span></text:p>
            <text:p text:style-name="P8"><text:span text:style-name="T6">val flag : bool = true;</text:span></text:p>
            <text:p text:style-name="P8"><text:span text:style-name="T6">val c : char = #"a";</text:span></text:p>
            <text:p text:style-name="P8"><text:span text:style-name="T6">val s : string = "Hello, ML!";</text:span></text:p>
            <text:p text:style-name="P8"><text:span text:style-name="T6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_31__5f_Beehive1" presentation:presentation-page-layout-name="AL2T1">
        <office:forms form:automatic-focus="false" form:apply-design-mode="false"/>
        <draw:frame presentation:style-name="pr10" draw:text-style-name="P7" draw:layer="layout" svg:width="25cm" svg:height="2.5cm" svg:x="1.5cm" svg:y="0.5cm" presentation:class="title" presentation:user-transformed="true">
          <draw:text-box>
            <text:p text:style-name="P6"><text:span text:style-name="T4">Составные типы</text:span></text:p>
          </draw:text-box>
        </draw:frame>
        <draw:frame presentation:style-name="pr5" draw:text-style-name="P5" draw:layer="layout" svg:width="25cm" svg:height="9cm" svg:x="1.27cm" svg:y="3.7cm" presentation:class="outline" presentation:user-transformed="true">
          <draw:text-box>
            <text:list text:style-name="L2">
              <text:list-item>
                <text:p text:style-name="P10"><text:span text:style-name="T7">Кортеж (tuple) — фиксированное количество элементов разных типов.</text:span></text:p>
              </text:list-item>
              <text:list-item>
                <text:p text:style-name="P10"><text:span text:style-name="T7">Список (list) — упорядоченный набор элементов одного типа.</text:span></text:p>
              </text:list-item>
            </text:list>
          </draw:text-box>
        </draw:frame>
        <draw:frame draw:style-name="gr3" draw:text-style-name="P9" draw:layer="layout" svg:width="20.955cm" svg:height="4.696cm" svg:x="5.08cm" svg:y="8.004cm">
          <draw:text-box>
            <text:p text:style-name="P8"><text:span text:style-name="T8">val pair = (1, "abc"); <text:s text:c="8"/>(* кортеж *)</text:span></text:p>
            <text:p text:style-name="P8"><text:span text:style-name="T8">val numbers = [1,2,3,4,5]; <text:s text:c="4"/>(* список *)</text:span></text:p>
            <text:p text:style-name="P8"><text:span text:style-name="T8">val mixed = [(1,true), (2,false)];</text:span></text:p>
            <text:p text:style-name="P8"><text:span text:style-name="T9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_32__5f_Beehive1" presentation:presentation-page-layout-name="AL2T1">
        <office:forms form:automatic-focus="false" form:apply-design-mode="false"/>
        <draw:frame presentation:style-name="pr11" draw:text-style-name="P7" draw:layer="layout" svg:width="25cm" svg:height="2.5cm" svg:x="1.5cm" svg:y="0.5cm" presentation:class="title" presentation:user-transformed="true">
          <draw:text-box>
            <text:p text:style-name="P6"><text:span text:style-name="T4">Пользовательские типы</text:span></text:p>
          </draw:text-box>
        </draw:frame>
        <draw:frame presentation:style-name="pr12" draw:text-style-name="P13" draw:layer="layout" svg:width="25cm" svg:height="9cm" svg:x="1.27cm" svg:y="3.7cm" presentation:class="outline" presentation:user-transformed="true">
          <draw:text-box>
            <text:list text:style-name="L2">
              <text:list-item>
                <text:p text:style-name="P11"><text:span text:style-name="T7">В ML можно определять новые типы:</text:span></text:p>
                <text:list>
                  <text:list-item>
                    <text:p text:style-name="P12"><text:span text:style-name="T7">алгебраические типы (перечисления и конструкции с параметрами);</text:span></text:p>
                  </text:list-item>
                  <text:list-item>
                    <text:p text:style-name="P12"><text:span text:style-name="T7">записи (record);</text:span></text:p>
                  </text:list-item>
                  <text:list-item>
                    <text:p text:style-name="P12"><text:span text:style-name="T7">псевдонимы для типов (type).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20.955cm" svg:height="4.971cm" svg:x="5.715cm" svg:y="8.255cm">
          <draw:text-box>
            <text:p text:style-name="P8"><text:span text:style-name="T10">datatype color = Red | Green | Blue;</text:span></text:p>
            <text:p text:style-name="P8"><text:span text:style-name="T11"/></text:p>
            <text:p text:style-name="P8"><text:span text:style-name="T10">datatype shape =</text:span></text:p>
            <text:p text:style-name="P8"><text:span text:style-name="T10"><text:s text:c="4"/>Circle of real</text:span></text:p>
            <text:p text:style-name="P8"><text:span text:style-name="T10"><text:s text:c="2"/>| Rectangle of real * real;</text:span></text:p>
            <text:p text:style-name="P8"><text:span text:style-name="T11"/></text:p>
            <text:p text:style-name="P8"><text:span text:style-name="T10">type person = {name:string, age:int};</text:span></text:p>
            <text:p text:style-name="P8"><text:span text:style-name="T11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1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_33__5f_Beehive1" presentation:presentation-page-layout-name="AL2T1">
        <office:forms form:automatic-focus="false" form:apply-design-mode="false"/>
        <draw:frame presentation:style-name="pr14" draw:text-style-name="P7" draw:layer="layout" svg:width="25cm" svg:height="2.5cm" svg:x="1.5cm" svg:y="0.5cm" presentation:class="title" presentation:user-transformed="true">
          <draw:text-box>
            <text:p text:style-name="P6"><text:span text:style-name="T4">Операции над типами</text:span></text:p>
          </draw:text-box>
        </draw:frame>
        <draw:frame presentation:style-name="pr15" draw:text-style-name="P13" draw:layer="layout" svg:width="25cm" svg:height="9cm" svg:x="1.27cm" svg:y="3.7cm" presentation:class="outline" presentation:user-transformed="true">
          <draw:text-box>
            <text:list text:style-name="L2">
              <text:list-item>
                <text:p text:style-name="P10"><text:span text:style-name="T7">Арифметические операции: +, -, *, /</text:span></text:p>
              </text:list-item>
              <text:list-item>
                <text:p text:style-name="P10"><text:span text:style-name="T7">Логические операции: andalso, orelse, not</text:span></text:p>
              </text:list-item>
              <text:list-item>
                <text:p text:style-name="P10"><text:span text:style-name="T7">Строковые операции: ^ (конкатенация)</text:span></text:p>
              </text:list-item>
              <text:list-item>
                <text:p text:style-name="P10"><text:span text:style-name="T7">Операции со списками:</text:span></text:p>
                <text:list>
                  <text:list-item>
                    <text:p text:style-name="P14"><text:span text:style-name="T7">:: - добавить элемент в начало;</text:span></text:p>
                  </text:list-item>
                  <text:list-item>
                    <text:p text:style-name="P14"><text:span text:style-name="T7">@ - объединить списки;</text:span></text:p>
                  </text:list-item>
                  <text:list-item>
                    <text:p text:style-name="P14"><text:span text:style-name="T7">hd, tl - первый элемент и "хвост".</text:span></text:p>
                  </text:list-item>
                </text:list>
                <text:p text:style-name="P10"><text:span text:style-name="T7"/></text:p>
              </text:list-item>
            </text:list>
          </draw:text-box>
        </draw:frame>
        <draw:frame draw:style-name="gr4" draw:text-style-name="P15" draw:layer="layout" svg:width="13.97cm" svg:height="5.08cm" svg:x="13.97cm" svg:y="4.445cm">
          <draw:text-box>
            <text:p text:style-name="P5"><text:span text:style-name="T8">val sum = 3 + 5;</text:span></text:p>
            <text:p text:style-name="P5"><text:span text:style-name="T8">val text = "Hello " ^ "World";</text:span></text:p>
            <text:p text:style-name="P5"><text:span text:style-name="T8">val lst = 1 :: [2,3,4]; <text:s text:c="7"/>(* добавление элемента *)</text:span></text:p>
            <text:p text:style-name="P5"><text:span text:style-name="T8">val combined = [1,2] @ [3,4]; <text:s/>(* объединение списков *)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1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_34__5f_Beehive1" presentation:presentation-page-layout-name="AL2T1">
        <office:forms form:automatic-focus="false" form:apply-design-mode="false"/>
        <draw:frame presentation:style-name="pr17" draw:text-style-name="P7" draw:layer="layout" svg:width="25cm" svg:height="2.5cm" svg:x="1.5cm" svg:y="0.5cm" presentation:class="title" presentation:user-transformed="true">
          <draw:text-box>
            <text:p text:style-name="P6"><text:span text:style-name="T4">Преобразование типов</text:span></text:p>
          </draw:text-box>
        </draw:frame>
        <draw:frame presentation:style-name="pr18" draw:text-style-name="P13" draw:layer="layout" svg:width="25cm" svg:height="9cm" svg:x="1.27cm" svg:y="3.7cm" presentation:class="outline" presentation:user-transformed="true">
          <draw:text-box>
            <text:list text:style-name="L2">
              <text:list-item>
                <text:p text:style-name="P10"><text:span text:style-name="T1">В ML нет автоматического приведения типов.</text:span></text:p>
              </text:list-item>
              <text:list-item>
                <text:p text:style-name="P10"><text:span text:style-name="T1">Используются стандартные функции для преобразований:</text:span></text:p>
              </text:list-item>
            </text:list>
          </draw:text-box>
        </draw:frame>
        <draw:frame draw:style-name="gr4" draw:text-style-name="P15" draw:layer="layout" svg:width="23.495cm" svg:height="5.08cm" svg:x="2.54cm" svg:y="7.62cm">
          <draw:text-box>
            <text:p text:style-name="P5"><text:span text:style-name="T8">val r = Real.fromInt 5; <text:s text:c="7"/>(* int → real *)</text:span></text:p>
            <text:p text:style-name="P5"><text:span text:style-name="T8">val i = Real.floor 3.99; <text:s text:c="6"/>(* округление вниз *)</text:span></text:p>
            <text:p text:style-name="P5"><text:span text:style-name="T8">val s = Int.toString 42; <text:s text:c="6"/>(* int → string *)</text:span></text:p>
            <text:p text:style-name="P5"><text:span text:style-name="T8">val n = String.size "abc"; <text:s text:c="4"/>(* string → int *)</text:span></text:p>
            <text:p text:style-name="P5"><text:span text:style-name="T8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1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_35__5f_Beehive1" presentation:presentation-page-layout-name="AL2T1">
        <office:forms form:automatic-focus="false" form:apply-design-mode="false"/>
        <draw:frame presentation:style-name="pr20" draw:text-style-name="P7" draw:layer="layout" svg:width="25cm" svg:height="2.5cm" svg:x="1.5cm" svg:y="0.5cm" presentation:class="title" presentation:user-transformed="true">
          <draw:text-box>
            <text:p text:style-name="P6"><text:span text:style-name="T4">Сравнение типов</text:span></text:p>
          </draw:text-box>
        </draw:frame>
        <draw:frame presentation:style-name="pr21" draw:text-style-name="P13" draw:layer="layout" svg:width="25cm" svg:height="9cm" svg:x="1.27cm" svg:y="3.7cm" presentation:class="outline" presentation:user-transformed="true">
          <draw:text-box>
            <text:list text:style-name="L2">
              <text:list-item>
                <text:p text:style-name="P10"><text:span text:style-name="T12">Для сравнения значений используется = и &lt;&gt;.</text:span></text:p>
              </text:list-item>
              <text:list-item>
                <text:p text:style-name="P10"><text:span text:style-name="T12">Сравнение поддерживается для:</text:span></text:p>
                <text:list>
                  <text:list-item>
                    <text:p text:style-name="P14"><text:span text:style-name="T12">примитивных типов;</text:span></text:p>
                  </text:list-item>
                  <text:list-item>
                    <text:p text:style-name="P14"><text:span text:style-name="T12">списков, кортежей;</text:span></text:p>
                  </text:list-item>
                  <text:list-item>
                    <text:p text:style-name="P14"><text:span text:style-name="T12">пользовательских алгебраических типов.</text:span></text:p>
                  </text:list-item>
                </text:list>
              </text:list-item>
            </text:list>
          </draw:text-box>
        </draw:frame>
        <draw:frame draw:style-name="gr4" draw:text-style-name="P15" draw:layer="layout" svg:width="24.765cm" svg:height="5.08cm" svg:x="1.905cm" svg:y="8.255cm">
          <draw:text-box>
            <text:p text:style-name="P5"><text:span text:style-name="T8">val eq1 = (3 = 3); <text:s text:c="14"/>(* true *)</text:span></text:p>
            <text:p text:style-name="P5"><text:span text:style-name="T8">val eq2 = ("abc" = "def"); <text:s text:c="6"/>(* false *)</text:span></text:p>
            <text:p text:style-name="P5"><text:span text:style-name="T8">val eq3 = ([1,2] = [1,2]); <text:s text:c="6"/>(* true *)</text:span></text:p>
            <text:p text:style-name="P5"><text:span text:style-name="T8"/></text:p>
            <text:p text:style-name="P5"><text:span text:style-name="T8">val isRed = (Red = Red); <text:s text:c="8"/>(* true *)</text:span></text:p>
            <text:p text:style-name="P5"><text:span text:style-name="T8">val isSameShape = (Circle 2.0 = Circle 2.0); <text:s/>(* true *)</text:span></text:p>
            <text:p text:style-name="P5"><text:span text:style-name="T8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2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_36__5f_Beehive1" presentation:presentation-page-layout-name="AL2T1">
        <office:forms form:automatic-focus="false" form:apply-design-mode="false"/>
        <draw:frame presentation:style-name="pr23" draw:text-style-name="P7" draw:layer="layout" svg:width="25cm" svg:height="2.5cm" svg:x="1.5cm" svg:y="0.5cm" presentation:class="title" presentation:user-transformed="true">
          <draw:text-box>
            <text:p text:style-name="P6"><text:span text:style-name="T4">Заключение</text:span></text:p>
          </draw:text-box>
        </draw:frame>
        <draw:frame presentation:style-name="pr24" draw:text-style-name="P13" draw:layer="layout" svg:width="25cm" svg:height="9cm" svg:x="1.27cm" svg:y="3.175cm" presentation:class="outline" presentation:user-transformed="true">
          <draw:text-box>
            <text:list text:style-name="L2">
              <text:list-item>
                <text:p text:style-name="P10"><text:span text:style-name="T5">Типы данных — фундамент языка ML.</text:span></text:p>
              </text:list-item>
              <text:list-item>
                <text:p text:style-name="P10"><text:span text:style-name="T5">Система типов обеспечивает:</text:span></text:p>
                <text:list>
                  <text:list-item>
                    <text:p text:style-name="P14"><text:span text:style-name="T5">надежность программ;</text:span></text:p>
                  </text:list-item>
                  <text:list-item>
                    <text:p text:style-name="P14"><text:span text:style-name="T5">простоту написания кода (автовывод типов);</text:span></text:p>
                  </text:list-item>
                  <text:list-item>
                    <text:p text:style-name="P14"><text:span text:style-name="T5">возможность создания сложных структур.</text:span></text:p>
                  </text:list-item>
                </text:list>
              </text:list-item>
              <text:list-item>
                <text:p text:style-name="P10"><text:span text:style-name="T5">ML стал основой для многих современных языков (OCaml, F#, Haskell)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2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_37__5f_Beehive1" presentation:presentation-page-layout-name="AL2T1">
        <office:forms form:automatic-focus="false" form:apply-design-mode="false"/>
        <draw:frame presentation:style-name="pr26" draw:text-style-name="P7" draw:layer="layout" svg:width="25cm" svg:height="2.5cm" svg:x="1.5cm" svg:y="0.5cm" presentation:class="title" presentation:user-transformed="true">
          <draw:text-box>
            <text:p text:style-name="P6"><text:span text:style-name="T4">Источники</text:span></text:p>
          </draw:text-box>
        </draw:frame>
        <draw:frame presentation:style-name="pr27" draw:text-style-name="P13" draw:layer="layout" svg:width="25cm" svg:height="9cm" svg:x="1.27cm" svg:y="3.175cm" presentation:class="outline" presentation:user-transformed="true">
          <draw:text-box>
            <text:list text:style-name="L2">
              <text:list-item>
                <text:p text:style-name="P10"><text:span text:style-name="T12">Robin Milner, Mads Tofte, Robert Harper, David MacQueen — The Definition of Standard ML (Revised), MIT Press, 1997.</text:span></text:p>
              </text:list-item>
              <text:list-item>
                <text:p text:style-name="P10"><text:span text:style-name="T12">Paulson, L. C. — ML for the Working Programmer, Cambridge University Press, 1996.</text:span></text:p>
              </text:list-item>
              <text:list-item>
                <text:p text:style-name="P10"><text:span text:style-name="T12">Michael R. Hansen, Hans Rischel — Functional Programming Using F#, Springer, 2013 (для сравнения с ML).</text:span></text:p>
              </text:list-item>
              <text:list-item>
                <text:p text:style-name="P10"><text:span text:style-name="T12">Официальная документация по Standard ML:</text:span></text:p>
                <text:list>
                  <text:list-item>
                    <text:p text:style-name="P14"><text:span text:style-name="T12">SML Family GitHub</text:span></text:p>
                  </text:list-item>
                  <text:list-item>
                    <text:p text:style-name="P14"><text:span text:style-name="T12">SML Basis Library</text:span></text:p>
                  </text:list-item>
                </text:list>
              </text:list-item>
              <text:list-item>
                <text:p text:style-name="P10"><text:span text:style-name="T12">Введение в Standard ML:</text:span></text:p>
                <text:list>
                  <text:list-item>
                    <text:p text:style-name="P14"><text:span text:style-name="T12">Learn SML in Y Minutes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2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graphic-properties draw:fill="solid" draw:fill-color="#ffde59"/>
      <style:text-properties fo:color="#ffffff" loext:opacity="100%"/>
    </style:style>
    <style:style style:name="Outlined" style:family="graphic" style:parent-style-name="Shapes">
      <style:graphic-properties draw:stroke="solid" svg:stroke-width="0.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ffde59" draw:fill="solid" draw:fill-color="#fff5ce"/>
      <style:text-properties fo:color="#ffde59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 draw:auto-grow-height="tru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 draw:auto-grow-height="tru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_31__5f_Beehive1-background" style:display-name="1_Beehive1-background" style:family="presentation">
      <style:graphic-properties draw:stroke="none" draw:fill="none"/>
      <style:text-properties style:letter-kerning="true"/>
    </style:style>
    <style:style style:name="_31__5f_Beehive1-backgroundobjects" style:display-name="1_Beehive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_31__5f_Beehive1-notes" style:display-name="1_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eehive1-outline1" style:display-name="1_Beehive1-outline1" style:family="presentation">
      <style:graphic-properties draw:stroke="none" draw:fill="none" draw:auto-grow-height="false" draw:fit-to-size="false" style:shrink-to-fit="true">
        <text:list-style style:name="_31__5f_Beehive1-outline1" style:display-name="1_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_5f_Beehive1-outline2" style:display-name="1_Beehive1-outline2" style:family="presentation" style:parent-style-name="_31__5f_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_31__5f_Beehive1-outline3" style:display-name="1_Beehive1-outline3" style:family="presentation" style:parent-style-name="_31__5f_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_31__5f_Beehive1-outline4" style:display-name="1_Beehive1-outline4" style:family="presentation" style:parent-style-name="_31__5f_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_31__5f_Beehive1-outline5" style:display-name="1_Beehive1-outline5" style:family="presentation" style:parent-style-name="_31__5f_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1__5f_Beehive1-outline6" style:display-name="1_Beehive1-outline6" style:family="presentation" style:parent-style-name="_31__5f_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1__5f_Beehive1-outline7" style:display-name="1_Beehive1-outline7" style:family="presentation" style:parent-style-name="_31__5f_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1__5f_Beehive1-outline8" style:display-name="1_Beehive1-outline8" style:family="presentation" style:parent-style-name="_31__5f_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1__5f_Beehive1-outline9" style:display-name="1_Beehive1-outline9" style:family="presentation" style:parent-style-name="_31__5f_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1__5f_Beehive1-subtitle" style:display-name="1_Beehive1-subtitle" style:family="presentation">
      <style:graphic-properties draw:stroke="none" draw:fill="none" draw:textarea-vertical-align="middle">
        <text:list-style style:name="_31__5f_Beehive1-subtitle" style:display-name="1_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eehive1-title" style:display-name="1_Beehive1-title" style:family="presentation">
      <style:graphic-properties draw:stroke="none" draw:fill="none" draw:textarea-vertical-align="middle">
        <text:list-style style:name="_31__5f_Beehive1-title" style:display-name="1_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_32__5f_Beehive1-background" style:display-name="2_Beehive1-background" style:family="presentation">
      <style:graphic-properties draw:stroke="none" draw:fill="none"/>
      <style:text-properties style:letter-kerning="true"/>
    </style:style>
    <style:style style:name="_32__5f_Beehive1-backgroundobjects" style:display-name="2_Beehive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_32__5f_Beehive1-notes" style:display-name="2_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Beehive1-outline1" style:display-name="2_Beehive1-outline1" style:family="presentation">
      <style:graphic-properties draw:stroke="none" draw:fill="none" draw:auto-grow-height="false" draw:fit-to-size="false" style:shrink-to-fit="true">
        <text:list-style style:name="_32__5f_Beehive1-outline1" style:display-name="2_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_32__5f_Beehive1-outline2" style:display-name="2_Beehive1-outline2" style:family="presentation" style:parent-style-name="_32__5f_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_32__5f_Beehive1-outline3" style:display-name="2_Beehive1-outline3" style:family="presentation" style:parent-style-name="_32__5f_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_32__5f_Beehive1-outline4" style:display-name="2_Beehive1-outline4" style:family="presentation" style:parent-style-name="_32__5f_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_32__5f_Beehive1-outline5" style:display-name="2_Beehive1-outline5" style:family="presentation" style:parent-style-name="_32__5f_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2__5f_Beehive1-outline6" style:display-name="2_Beehive1-outline6" style:family="presentation" style:parent-style-name="_32__5f_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2__5f_Beehive1-outline7" style:display-name="2_Beehive1-outline7" style:family="presentation" style:parent-style-name="_32__5f_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2__5f_Beehive1-outline8" style:display-name="2_Beehive1-outline8" style:family="presentation" style:parent-style-name="_32__5f_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2__5f_Beehive1-outline9" style:display-name="2_Beehive1-outline9" style:family="presentation" style:parent-style-name="_32__5f_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2__5f_Beehive1-subtitle" style:display-name="2_Beehive1-subtitle" style:family="presentation">
      <style:graphic-properties draw:stroke="none" draw:fill="none" draw:textarea-vertical-align="middle">
        <text:list-style style:name="_32__5f_Beehive1-subtitle" style:display-name="2_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Beehive1-title" style:display-name="2_Beehive1-title" style:family="presentation">
      <style:graphic-properties draw:stroke="none" draw:fill="none" draw:textarea-vertical-align="middle">
        <text:list-style style:name="_32__5f_Beehive1-title" style:display-name="2_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_33__5f_Beehive1-background" style:display-name="3_Beehive1-background" style:family="presentation">
      <style:graphic-properties draw:stroke="none" draw:fill="none"/>
      <style:text-properties style:letter-kerning="true"/>
    </style:style>
    <style:style style:name="_33__5f_Beehive1-backgroundobjects" style:display-name="3_Beehive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_33__5f_Beehive1-notes" style:display-name="3_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Beehive1-outline1" style:display-name="3_Beehive1-outline1" style:family="presentation">
      <style:graphic-properties draw:stroke="none" draw:fill="none" draw:auto-grow-height="false" draw:fit-to-size="false" style:shrink-to-fit="true">
        <text:list-style style:name="_33__5f_Beehive1-outline1" style:display-name="3_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_33__5f_Beehive1-outline2" style:display-name="3_Beehive1-outline2" style:family="presentation" style:parent-style-name="_33__5f_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_33__5f_Beehive1-outline3" style:display-name="3_Beehive1-outline3" style:family="presentation" style:parent-style-name="_33__5f_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_33__5f_Beehive1-outline4" style:display-name="3_Beehive1-outline4" style:family="presentation" style:parent-style-name="_33__5f_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_33__5f_Beehive1-outline5" style:display-name="3_Beehive1-outline5" style:family="presentation" style:parent-style-name="_33__5f_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3__5f_Beehive1-outline6" style:display-name="3_Beehive1-outline6" style:family="presentation" style:parent-style-name="_33__5f_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3__5f_Beehive1-outline7" style:display-name="3_Beehive1-outline7" style:family="presentation" style:parent-style-name="_33__5f_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3__5f_Beehive1-outline8" style:display-name="3_Beehive1-outline8" style:family="presentation" style:parent-style-name="_33__5f_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3__5f_Beehive1-outline9" style:display-name="3_Beehive1-outline9" style:family="presentation" style:parent-style-name="_33__5f_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3__5f_Beehive1-subtitle" style:display-name="3_Beehive1-subtitle" style:family="presentation">
      <style:graphic-properties draw:stroke="none" draw:fill="none" draw:textarea-vertical-align="middle">
        <text:list-style style:name="_33__5f_Beehive1-subtitle" style:display-name="3_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Beehive1-title" style:display-name="3_Beehive1-title" style:family="presentation">
      <style:graphic-properties draw:stroke="none" draw:fill="none" draw:textarea-vertical-align="middle">
        <text:list-style style:name="_33__5f_Beehive1-title" style:display-name="3_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_34__5f_Beehive1-background" style:display-name="4_Beehive1-background" style:family="presentation">
      <style:graphic-properties draw:stroke="none" draw:fill="none"/>
      <style:text-properties style:letter-kerning="true"/>
    </style:style>
    <style:style style:name="_34__5f_Beehive1-backgroundobjects" style:display-name="4_Beehive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_34__5f_Beehive1-notes" style:display-name="4_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Beehive1-outline1" style:display-name="4_Beehive1-outline1" style:family="presentation">
      <style:graphic-properties draw:stroke="none" draw:fill="none" draw:auto-grow-height="false" draw:fit-to-size="false" style:shrink-to-fit="true">
        <text:list-style style:name="_34__5f_Beehive1-outline1" style:display-name="4_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_34__5f_Beehive1-outline2" style:display-name="4_Beehive1-outline2" style:family="presentation" style:parent-style-name="_34__5f_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_34__5f_Beehive1-outline3" style:display-name="4_Beehive1-outline3" style:family="presentation" style:parent-style-name="_34__5f_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_34__5f_Beehive1-outline4" style:display-name="4_Beehive1-outline4" style:family="presentation" style:parent-style-name="_34__5f_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_34__5f_Beehive1-outline5" style:display-name="4_Beehive1-outline5" style:family="presentation" style:parent-style-name="_34__5f_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4__5f_Beehive1-outline6" style:display-name="4_Beehive1-outline6" style:family="presentation" style:parent-style-name="_34__5f_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4__5f_Beehive1-outline7" style:display-name="4_Beehive1-outline7" style:family="presentation" style:parent-style-name="_34__5f_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4__5f_Beehive1-outline8" style:display-name="4_Beehive1-outline8" style:family="presentation" style:parent-style-name="_34__5f_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4__5f_Beehive1-outline9" style:display-name="4_Beehive1-outline9" style:family="presentation" style:parent-style-name="_34__5f_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4__5f_Beehive1-subtitle" style:display-name="4_Beehive1-subtitle" style:family="presentation">
      <style:graphic-properties draw:stroke="none" draw:fill="none" draw:textarea-vertical-align="middle">
        <text:list-style style:name="_34__5f_Beehive1-subtitle" style:display-name="4_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Beehive1-title" style:display-name="4_Beehive1-title" style:family="presentation">
      <style:graphic-properties draw:stroke="none" draw:fill="none" draw:textarea-vertical-align="middle">
        <text:list-style style:name="_34__5f_Beehive1-title" style:display-name="4_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_35__5f_Beehive1-background" style:display-name="5_Beehive1-background" style:family="presentation">
      <style:graphic-properties draw:stroke="none" draw:fill="none"/>
      <style:text-properties style:letter-kerning="true"/>
    </style:style>
    <style:style style:name="_35__5f_Beehive1-backgroundobjects" style:display-name="5_Beehive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_35__5f_Beehive1-notes" style:display-name="5_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Beehive1-outline1" style:display-name="5_Beehive1-outline1" style:family="presentation">
      <style:graphic-properties draw:stroke="none" draw:fill="none" draw:auto-grow-height="false" draw:fit-to-size="false" style:shrink-to-fit="true">
        <text:list-style style:name="_35__5f_Beehive1-outline1" style:display-name="5_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_35__5f_Beehive1-outline2" style:display-name="5_Beehive1-outline2" style:family="presentation" style:parent-style-name="_35__5f_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_35__5f_Beehive1-outline3" style:display-name="5_Beehive1-outline3" style:family="presentation" style:parent-style-name="_35__5f_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_35__5f_Beehive1-outline4" style:display-name="5_Beehive1-outline4" style:family="presentation" style:parent-style-name="_35__5f_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_35__5f_Beehive1-outline5" style:display-name="5_Beehive1-outline5" style:family="presentation" style:parent-style-name="_35__5f_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5__5f_Beehive1-outline6" style:display-name="5_Beehive1-outline6" style:family="presentation" style:parent-style-name="_35__5f_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5__5f_Beehive1-outline7" style:display-name="5_Beehive1-outline7" style:family="presentation" style:parent-style-name="_35__5f_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5__5f_Beehive1-outline8" style:display-name="5_Beehive1-outline8" style:family="presentation" style:parent-style-name="_35__5f_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5__5f_Beehive1-outline9" style:display-name="5_Beehive1-outline9" style:family="presentation" style:parent-style-name="_35__5f_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5__5f_Beehive1-subtitle" style:display-name="5_Beehive1-subtitle" style:family="presentation">
      <style:graphic-properties draw:stroke="none" draw:fill="none" draw:textarea-vertical-align="middle">
        <text:list-style style:name="_35__5f_Beehive1-subtitle" style:display-name="5_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Beehive1-title" style:display-name="5_Beehive1-title" style:family="presentation">
      <style:graphic-properties draw:stroke="none" draw:fill="none" draw:textarea-vertical-align="middle">
        <text:list-style style:name="_35__5f_Beehive1-title" style:display-name="5_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_36__5f_Beehive1-background" style:display-name="6_Beehive1-background" style:family="presentation">
      <style:graphic-properties draw:stroke="none" draw:fill="none"/>
      <style:text-properties style:letter-kerning="true"/>
    </style:style>
    <style:style style:name="_36__5f_Beehive1-backgroundobjects" style:display-name="6_Beehive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_36__5f_Beehive1-notes" style:display-name="6_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Beehive1-outline1" style:display-name="6_Beehive1-outline1" style:family="presentation">
      <style:graphic-properties draw:stroke="none" draw:fill="none" draw:auto-grow-height="false" draw:fit-to-size="false" style:shrink-to-fit="true">
        <text:list-style style:name="_36__5f_Beehive1-outline1" style:display-name="6_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_36__5f_Beehive1-outline2" style:display-name="6_Beehive1-outline2" style:family="presentation" style:parent-style-name="_36__5f_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_36__5f_Beehive1-outline3" style:display-name="6_Beehive1-outline3" style:family="presentation" style:parent-style-name="_36__5f_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_36__5f_Beehive1-outline4" style:display-name="6_Beehive1-outline4" style:family="presentation" style:parent-style-name="_36__5f_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_36__5f_Beehive1-outline5" style:display-name="6_Beehive1-outline5" style:family="presentation" style:parent-style-name="_36__5f_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6__5f_Beehive1-outline6" style:display-name="6_Beehive1-outline6" style:family="presentation" style:parent-style-name="_36__5f_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6__5f_Beehive1-outline7" style:display-name="6_Beehive1-outline7" style:family="presentation" style:parent-style-name="_36__5f_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6__5f_Beehive1-outline8" style:display-name="6_Beehive1-outline8" style:family="presentation" style:parent-style-name="_36__5f_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6__5f_Beehive1-outline9" style:display-name="6_Beehive1-outline9" style:family="presentation" style:parent-style-name="_36__5f_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6__5f_Beehive1-subtitle" style:display-name="6_Beehive1-subtitle" style:family="presentation">
      <style:graphic-properties draw:stroke="none" draw:fill="none" draw:textarea-vertical-align="middle">
        <text:list-style style:name="_36__5f_Beehive1-subtitle" style:display-name="6_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Beehive1-title" style:display-name="6_Beehive1-title" style:family="presentation">
      <style:graphic-properties draw:stroke="none" draw:fill="none" draw:textarea-vertical-align="middle">
        <text:list-style style:name="_36__5f_Beehive1-title" style:display-name="6_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_37__5f_Beehive1-background" style:display-name="7_Beehive1-background" style:family="presentation">
      <style:graphic-properties draw:stroke="none" draw:fill="none"/>
      <style:text-properties style:letter-kerning="true"/>
    </style:style>
    <style:style style:name="_37__5f_Beehive1-backgroundobjects" style:display-name="7_Beehive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_37__5f_Beehive1-notes" style:display-name="7_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7__5f_Beehive1-outline1" style:display-name="7_Beehive1-outline1" style:family="presentation">
      <style:graphic-properties draw:stroke="none" draw:fill="none" draw:auto-grow-height="false" draw:fit-to-size="false" style:shrink-to-fit="true">
        <text:list-style style:name="_37__5f_Beehive1-outline1" style:display-name="7_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_37__5f_Beehive1-outline2" style:display-name="7_Beehive1-outline2" style:family="presentation" style:parent-style-name="_37__5f_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_37__5f_Beehive1-outline3" style:display-name="7_Beehive1-outline3" style:family="presentation" style:parent-style-name="_37__5f_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_37__5f_Beehive1-outline4" style:display-name="7_Beehive1-outline4" style:family="presentation" style:parent-style-name="_37__5f_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_37__5f_Beehive1-outline5" style:display-name="7_Beehive1-outline5" style:family="presentation" style:parent-style-name="_37__5f_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7__5f_Beehive1-outline6" style:display-name="7_Beehive1-outline6" style:family="presentation" style:parent-style-name="_37__5f_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7__5f_Beehive1-outline7" style:display-name="7_Beehive1-outline7" style:family="presentation" style:parent-style-name="_37__5f_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7__5f_Beehive1-outline8" style:display-name="7_Beehive1-outline8" style:family="presentation" style:parent-style-name="_37__5f_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7__5f_Beehive1-outline9" style:display-name="7_Beehive1-outline9" style:family="presentation" style:parent-style-name="_37__5f_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7__5f_Beehive1-subtitle" style:display-name="7_Beehive1-subtitle" style:family="presentation">
      <style:graphic-properties draw:stroke="none" draw:fill="none" draw:textarea-vertical-align="middle">
        <text:list-style style:name="_37__5f_Beehive1-subtitle" style:display-name="7_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7__5f_Beehive1-title" style:display-name="7_Beehive1-title" style:family="presentation">
      <style:graphic-properties draw:stroke="none" draw:fill="none" draw:textarea-vertical-align="middle">
        <text:list-style style:name="_37__5f_Beehive1-title" style:display-name="7_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Outlined_20_Yellow">
      <style:graphic-properties svg:stroke-width="0.1cm" svg:stroke-color="#ffde59" svg:stroke-opacity="100%" draw:fill="solid" draw:fill-color="#fff5ce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gr5" style:family="graphic" style:parent-style-name="Filled_20_Yellow">
      <style:graphic-properties svg:stroke-width="0.1cm" svg:stroke-color="#ffde59" svg:stroke-opacity="100%" draw:fill="solid" draw:fill-color="#ffde59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gr6" style:family="graphic" style:parent-style-name="Outlined_20_Yellow">
      <style:graphic-properties svg:stroke-width="0.1cm" svg:stroke-color="#ffde59" svg:stroke-opacity="100%" draw:fill="solid" draw:fill-color="#fff5ce" draw:opacity="100%" draw:textarea-horizontal-align="center" draw:textarea-vertical-align="middle" draw:auto-grow-height="false" draw:auto-grow-width="false" fo:min-height="1.951cm" fo:min-width="1.951cm" fo:wrap-option="wrap" loext:decorative="false"/>
    </style:style>
    <style:style style:name="Mgr7" style:family="graphic" style:parent-style-name="Filled_20_Yellow">
      <style:graphic-properties svg:stroke-width="0.1cm" svg:stroke-color="#ffde59" svg:stroke-opacity="100%" draw:fill="solid" draw:fill-color="#ffde59" draw:opacity="100%" draw:textarea-horizontal-align="center" draw:textarea-vertical-align="middle" draw:auto-grow-height="false" draw:auto-grow-width="false" fo:min-height="1.951cm" fo:min-width="1.951cm" fo:wrap-option="wrap" loext:decorative="false"/>
    </style:style>
    <style:style style:name="Mpr1" style:family="presentation" style:parent-style-name="Beehive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4" style:family="presentation" style:parent-style-name="Beehive1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_31__5f_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_31__5f_Beehive1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_31__5f_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_32__5f_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_32__5f_Beehive1-backgroundobjects">
      <style:graphic-properties draw:fill="none" draw:fill-color="#ffffff" fo:min-height="1.484cm" loext:decorative="false"/>
      <style:paragraph-properties style:writing-mode="lr-tb"/>
    </style:style>
    <style:style style:name="Mpr11" style:family="presentation" style:parent-style-name="_32__5f_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_33__5f_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13" style:family="presentation" style:parent-style-name="_33__5f_Beehive1-backgroundobjects">
      <style:graphic-properties draw:fill="none" draw:fill-color="#ffffff" fo:min-height="1.484cm" loext:decorative="false"/>
      <style:paragraph-properties style:writing-mode="lr-tb"/>
    </style:style>
    <style:style style:name="Mpr14" style:family="presentation" style:parent-style-name="_33__5f_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_34__5f_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16" style:family="presentation" style:parent-style-name="_34__5f_Beehive1-backgroundobjects">
      <style:graphic-properties draw:fill="none" draw:fill-color="#ffffff" fo:min-height="1.484cm" loext:decorative="false"/>
      <style:paragraph-properties style:writing-mode="lr-tb"/>
    </style:style>
    <style:style style:name="Mpr17" style:family="presentation" style:parent-style-name="_34__5f_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" style:family="presentation" style:parent-style-name="_35__5f_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19" style:family="presentation" style:parent-style-name="_35__5f_Beehive1-backgroundobjects">
      <style:graphic-properties draw:fill="none" draw:fill-color="#ffffff" fo:min-height="1.484cm" loext:decorative="false"/>
      <style:paragraph-properties style:writing-mode="lr-tb"/>
    </style:style>
    <style:style style:name="Mpr20" style:family="presentation" style:parent-style-name="_35__5f_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_36__5f_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22" style:family="presentation" style:parent-style-name="_36__5f_Beehive1-backgroundobjects">
      <style:graphic-properties draw:fill="none" draw:fill-color="#ffffff" fo:min-height="1.484cm" loext:decorative="false"/>
      <style:paragraph-properties style:writing-mode="lr-tb"/>
    </style:style>
    <style:style style:name="Mpr23" style:family="presentation" style:parent-style-name="_36__5f_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4" style:family="presentation" style:parent-style-name="_37__5f_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25" style:family="presentation" style:parent-style-name="_37__5f_Beehive1-backgroundobjects">
      <style:graphic-properties draw:fill="none" draw:fill-color="#ffffff" fo:min-height="1.484cm" loext:decorative="false"/>
      <style:paragraph-properties style:writing-mode="lr-tb"/>
    </style:style>
    <style:style style:name="Mpr26" style:family="presentation" style:parent-style-name="_37__5f_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</style:style>
    <style:style style:name="MP6" style:family="paragraph">
      <loext:graphic-properties draw:fill="solid" draw:fill-color="#ffde59" draw:opacity="100%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-1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0.8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7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6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5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4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cm" svg:y="0.05cm">
          <text:p/>
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3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3.2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8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2cm" svg:height="3.38cm" svg:x="1.4cm" svg:y="5.32cm" presentation:class="title" presentation:placeholder="true">
        <draw:text-box/>
      </draw:frame>
      <draw:frame presentation:style-name="Beehive-outline1" draw:layer="backgroundobjects" svg:width="25.2cm" svg:height="2.4cm" svg:x="1.4cm" svg:y="9.45cm" presentation:class="outline" presentation:placeholder="true">
        <draw:text-box/>
      </draw:frame>
      <presentation:notes style:page-layout-name="PM0">
        <draw:page-thumbnail presentation:style-name="Beehive-title" draw:layer="backgroundobjects" svg:width="17cm" svg:height="9.56cm" svg:x="2cm" svg:y="2.5cm" presentation:class="page"/>
        <draw:frame presentation:style-name="Beehiv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7cm" svg:height="9.56cm" svg:x="2cm" svg:y="2.5cm" presentation:class="page"/>
        <draw:frame presentation:style-name="Beehive1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Beehive1" style:display-name="1_Beehi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6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_31__5f_Beehive1-title" draw:layer="backgroundobjects" svg:width="25.199cm" svg:height="2.63cm" svg:x="1.4cm" svg:y="0.627cm" presentation:class="title" presentation:placeholder="true">
        <draw:text-box/>
      </draw:frame>
      <draw:frame presentation:style-name="_31__5f_Beehive1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_5f_Beehive1-title" draw:layer="backgroundobjects" svg:width="17cm" svg:height="9.56cm" svg:x="2cm" svg:y="2.5cm" presentation:class="page"/>
        <draw:frame presentation:style-name="_31__5f_Beehiv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Beehive1" style:display-name="2_Beehi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6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_32__5f_Beehive1-title" draw:layer="backgroundobjects" svg:width="25.199cm" svg:height="2.63cm" svg:x="1.4cm" svg:y="0.627cm" presentation:class="title" presentation:placeholder="true">
        <draw:text-box/>
      </draw:frame>
      <draw:frame presentation:style-name="_32__5f_Beehive1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2__5f_Beehive1-title" draw:layer="backgroundobjects" svg:width="17cm" svg:height="9.56cm" svg:x="2cm" svg:y="2.5cm" presentation:class="page"/>
        <draw:frame presentation:style-name="_32__5f_Beehive1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Beehive1" style:display-name="3_Beehi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6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_33__5f_Beehive1-title" draw:layer="backgroundobjects" svg:width="25.199cm" svg:height="2.63cm" svg:x="1.4cm" svg:y="0.627cm" presentation:class="title" presentation:placeholder="true">
        <draw:text-box/>
      </draw:frame>
      <draw:frame presentation:style-name="_33__5f_Beehive1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3__5f_Beehive1-title" draw:layer="backgroundobjects" svg:width="17cm" svg:height="9.56cm" svg:x="2cm" svg:y="2.5cm" presentation:class="page"/>
        <draw:frame presentation:style-name="_33__5f_Beehive1-notes" draw:layer="backgroundobjects" svg:width="17cm" svg:height="14cm" svg:x="2cm" svg:y="13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Beehive1" style:display-name="4_Beehi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6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_34__5f_Beehive1-title" draw:layer="backgroundobjects" svg:width="25.199cm" svg:height="2.63cm" svg:x="1.4cm" svg:y="0.627cm" presentation:class="title" presentation:placeholder="true">
        <draw:text-box/>
      </draw:frame>
      <draw:frame presentation:style-name="_34__5f_Beehive1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4__5f_Beehive1-title" draw:layer="backgroundobjects" svg:width="17cm" svg:height="9.56cm" svg:x="2cm" svg:y="2.5cm" presentation:class="page"/>
        <draw:frame presentation:style-name="_34__5f_Beehive1-notes" draw:layer="backgroundobjects" svg:width="17cm" svg:height="14cm" svg:x="2cm" svg:y="13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_5f_Beehive1" style:display-name="5_Beehi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6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_35__5f_Beehive1-title" draw:layer="backgroundobjects" svg:width="25.199cm" svg:height="2.63cm" svg:x="1.4cm" svg:y="0.627cm" presentation:class="title" presentation:placeholder="true">
        <draw:text-box/>
      </draw:frame>
      <draw:frame presentation:style-name="_35__5f_Beehive1-outline1" draw:layer="backgroundobjects" svg:width="25.199cm" svg:height="9.134cm" svg:x="1.4cm" svg:y="3.685cm" presentation:class="outline" presentation:placeholder="true">
        <draw:text-box/>
      </draw:frame>
      <draw:frame presentation:style-name="Mpr18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18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5__5f_Beehive1-title" draw:layer="backgroundobjects" svg:width="17cm" svg:height="9.56cm" svg:x="2cm" svg:y="2.5cm" presentation:class="page"/>
        <draw:frame presentation:style-name="_35__5f_Beehive1-notes" draw:layer="backgroundobjects" svg:width="17cm" svg:height="14cm" svg:x="2cm" svg:y="13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6__5f_Beehive1" style:display-name="6_Beehi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6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_36__5f_Beehive1-title" draw:layer="backgroundobjects" svg:width="25.199cm" svg:height="2.63cm" svg:x="1.4cm" svg:y="0.627cm" presentation:class="title" presentation:placeholder="true">
        <draw:text-box/>
      </draw:frame>
      <draw:frame presentation:style-name="_36__5f_Beehive1-outline1" draw:layer="backgroundobjects" svg:width="25.199cm" svg:height="9.134cm" svg:x="1.4cm" svg:y="3.685cm" presentation:class="outline" presentation:placeholder="true">
        <draw:text-box/>
      </draw:frame>
      <draw:frame presentation:style-name="Mpr21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21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21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6__5f_Beehive1-title" draw:layer="backgroundobjects" svg:width="17cm" svg:height="9.56cm" svg:x="2cm" svg:y="2.5cm" presentation:class="page"/>
        <draw:frame presentation:style-name="_36__5f_Beehive1-notes" draw:layer="backgroundobjects" svg:width="17cm" svg:height="14cm" svg:x="2cm" svg:y="13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7__5f_Beehive1" style:display-name="7_Beehi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6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_37__5f_Beehive1-title" draw:layer="backgroundobjects" svg:width="25.199cm" svg:height="2.63cm" svg:x="1.4cm" svg:y="0.627cm" presentation:class="title" presentation:placeholder="true">
        <draw:text-box/>
      </draw:frame>
      <draw:frame presentation:style-name="_37__5f_Beehive1-outline1" draw:layer="backgroundobjects" svg:width="25.199cm" svg:height="9.134cm" svg:x="1.4cm" svg:y="3.685cm" presentation:class="outline" presentation:placeholder="true">
        <draw:text-box/>
      </draw:frame>
      <draw:frame presentation:style-name="Mpr24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24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24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7__5f_Beehive1-title" draw:layer="backgroundobjects" svg:width="17cm" svg:height="9.56cm" svg:x="2cm" svg:y="2.5cm" presentation:class="page"/>
        <draw:frame presentation:style-name="_37__5f_Beehive1-notes" draw:layer="backgroundobjects" svg:width="17cm" svg:height="14cm" svg:x="2cm" svg:y="13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3T12:31:43.914717938</meta:creation-date>
    <dc:description>This work is licensed under a Creative Commons 0 License.
It makes use of the works of kka_libo_design@ashisuto.co.jp.</dc:description>
    <meta:generator>LibreOffice/25.8.1.1$Linux_X86_64 LibreOffice_project/580$Build-1</meta:generator>
    <dc:title>Beehive</dc:title>
    <meta:editing-duration>PT20M59S</meta:editing-duration>
    <meta:editing-cycles>9</meta:editing-cycles>
    <dc:date>2025-10-03T12:53:31.987129734</dc:date>
    <meta:document-statistic meta:object-count="477"/>
  </office:meta>
</office:document-meta>
</file>